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115.26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map_type</text:p>
          </table:table-cell>
          <table:table-cell office:value-type="string" calcext:value-type="string">
            <text:p>key_type</text:p>
          </table:table-cell>
          <table:table-cell office:value-type="string" calcext:value-type="string">
            <text:p>val_type</text:p>
          </table:table-cell>
          <table:table-cell office:value-type="string" calcext:value-type="string">
            <text:p>shard_count</text:p>
          </table:table-cell>
          <table:table-cell office:value-type="string" calcext:value-type="string">
            <text:p>total_operations</text:p>
          </table:table-cell>
          <table:table-cell office:value-type="string" calcext:value-type="string">
            <text:p>thread_count</text:p>
          </table:table-cell>
          <table:table-cell office:value-type="string" calcext:value-type="string">
            <text:p>avg_operations_per_ms</text:p>
          </table:table-cell>
          <table:table-cell office:value-type="string" calcext:value-type="string">
            <text:p>total_elapsed_ms</text:p>
          </table:table-cell>
        </table:table-row>
        <table:table-row table:style-name="ro1">
          <table:table-cell office:value-type="string" calcext:value-type="string">
            <text:p>default_constru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32.23" calcext:value-type="float">
            <text:p>4132.2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efault_constru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434.72" calcext:value-type="float">
            <text:p>1434.7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204.1" calcext:value-type="float">
            <text:p>10204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mpty_when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427.18" calcext:value-type="float">
            <text:p>2427.1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204.1" calcext:value-type="float">
            <text:p>10204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empty_when_not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695.65" calcext:value-type="float">
            <text:p>8695.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ize_when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204.1" calcext:value-type="float">
            <text:p>10204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ize_when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673.8" calcext:value-type="float">
            <text:p>2673.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101" calcext:value-type="float">
            <text:p>10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680.97" calcext:value-type="float">
            <text:p>2680.97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lear_when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136.36" calcext:value-type="float">
            <text:p>1136.3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lear_when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95.255" calcext:value-type="float">
            <text:p>895.25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90.51" calcext:value-type="float">
            <text:p>1090.51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06.452" calcext:value-type="float">
            <text:p>806.452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insert_when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291.85" calcext:value-type="float">
            <text:p>4291.8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insert_when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666.7" calcext:value-type="float">
            <text:p>41666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sert_when_key_exists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insert_when_key_exists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666.7" calcext:value-type="float">
            <text:p>41666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816.79" calcext:value-type="float">
            <text:p>3816.7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4482.8" calcext:value-type="float">
            <text:p>34482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076.14" calcext:value-type="float">
            <text:p>5076.1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5454.5" calcext:value-type="float">
            <text:p>45454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rase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494.51" calcext:value-type="float">
            <text:p>5494.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erase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7619" calcext:value-type="float">
            <text:p>476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rase_not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464.48" calcext:value-type="float">
            <text:p>5464.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erase_not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0000" calcext:value-type="float">
            <text:p>5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448.28" calcext:value-type="float">
            <text:p>3448.2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wap_with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03.01" calcext:value-type="float">
            <text:p>1003.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7037" calcext:value-type="float">
            <text:p>370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rge_with_empty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2987" calcext:value-type="float">
            <text:p>1298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950.5" calcext:value-type="float">
            <text:p>4950.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erge_with_empty_internal_map_typ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1666.7" calcext:value-type="float">
            <text:p>41666.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10.278" calcext:value-type="float">
            <text:p>110.278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8.4721" calcext:value-type="float">
            <text:p>88.4721</text:p>
          </table:table-cell>
          <table:table-cell office:value-type="float" office:value="11303" calcext:value-type="float">
            <text:p>11303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2.4479" calcext:value-type="float">
            <text:p>12.4479</text:p>
          </table:table-cell>
          <table:table-cell office:value-type="float" office:value="80335" calcext:value-type="float">
            <text:p>8033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4.5703" calcext:value-type="float">
            <text:p>54.5703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string" calcext:value-type="string">
            <text:p>merge_with_internal_map_typ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61.6789" calcext:value-type="float">
            <text:p>61.6789</text:p>
          </table:table-cell>
          <table:table-cell office:value-type="float" office:value="16213" calcext:value-type="float">
            <text:p>16213</text:p>
          </table:table-cell>
        </table:table-row>
        <table:table-row table:style-name="ro1">
          <table:table-cell office:value-type="string" calcext:value-type="string">
            <text:p>merge_with_internal_map_typ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61.6523" calcext:value-type="float">
            <text:p>61.6523</text:p>
          </table:table-cell>
          <table:table-cell office:value-type="float" office:value="16220" calcext:value-type="float">
            <text:p>1622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1904.8" calcext:value-type="float">
            <text:p>11904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8823.5" calcext:value-type="float">
            <text:p>58823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bscript_operator_not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6211.18" calcext:value-type="float">
            <text:p>6211.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ubscript_operator_not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8461.5" calcext:value-type="float">
            <text:p>38461.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bscript_operator_existing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917.16" calcext:value-type="float">
            <text:p>5917.1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ubscript_operator_existing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0000" calcext:value-type="float">
            <text:p>4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1904.8" calcext:value-type="float">
            <text:p>11904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8823.5" calcext:value-type="float">
            <text:p>58823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1764.7" calcext:value-type="float">
            <text:p>11764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8823.5" calcext:value-type="float">
            <text:p>58823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232.612" calcext:value-type="float">
            <text:p>232.612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24.054" calcext:value-type="float">
            <text:p>124.054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752.7" calcext:value-type="float">
            <text:p>10752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984.13" calcext:value-type="float">
            <text:p>1984.1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0752.7" calcext:value-type="float">
            <text:p>10752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et_max_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771.93" calcext:value-type="float">
            <text:p>8771.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et_max_load_factor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338.69" calcext:value-type="float">
            <text:p>1338.69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4081.63" calcext:value-type="float">
            <text:p>4081.6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13.67" calcext:value-type="float">
            <text:p>813.6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Unsharded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N/A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3649.64" calcext:value-type="float">
            <text:p>3649.6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table:number-columns-repeated="2"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852.515" calcext:value-type="float">
            <text:p>852.515</text:p>
          </table:table-cell>
          <table:table-cell office:value-type="float" office:value="1173" calcext:value-type="float">
            <text:p>1173</text:p>
          </table:table-cell>
        </table:table-row>
      </table:table>
      <table:table table:name="operations_per_ms" table:style-name="ta1">
        <table:shapes>
          <draw:frame draw:z-index="0" draw:style-name="gr1" draw:text-style-name="P1" svg:width="1299.51pt" svg:height="670.88pt" svg:x="33.56pt" svg:y="0pt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ce2"/>
        <table:table-column table:style-name="co10" table:default-cell-style-name="ce6"/>
        <table:table-column table:style-name="co10" table:default-cell-style-name="ce10"/>
        <table:table-row table:style-name="ro1">
          <table:table-cell table:style-name="ce1" office:value-type="string" calcext:value-type="string">
            <text:p>operation</text:p>
          </table:table-cell>
          <table:table-cell table:style-name="ce5" office:value-type="string" calcext:value-type="string">
            <text:p>map_type</text:p>
          </table:table-cell>
          <table:table-cell table:style-name="ce9" office:value-type="string" calcext:value-type="string">
            <text:p>Average - avg_operations_per_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office:value-type="float" office:value="58823.5" calcext:value-type="float">
            <text:p>58823.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1904.8" calcext:value-type="float">
            <text:p>11904.8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office:value-type="float" office:value="806.452" calcext:value-type="float">
            <text:p>806.452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090.51" calcext:value-type="float">
            <text:p>1090.5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office:value-type="float" office:value="58823.5" calcext:value-type="float">
            <text:p>58823.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1904.8" calcext:value-type="float">
            <text:p>11904.8</text:p>
          </table:table-cell>
        </table:table-row>
        <table:table-row table:style-name="ro1">
          <table:table-cell office:value-type="string" calcext:value-type="string">
            <text:p>erase_existing</text:p>
          </table:table-cell>
          <table:table-cell office:value-type="string" calcext:value-type="string">
            <text:p>Sharded</text:p>
          </table:table-cell>
          <table:table-cell office:value-type="float" office:value="47619" calcext:value-type="float">
            <text:p>47619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5494.51" calcext:value-type="float">
            <text:p>5494.51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office:value-type="float" office:value="58823.5" calcext:value-type="float">
            <text:p>58823.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1764.7" calcext:value-type="float">
            <text:p>11764.7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office:value-type="float" office:value="34482.8" calcext:value-type="float">
            <text:p>34482.8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3816.79" calcext:value-type="float">
            <text:p>3816.79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office:value-type="float" office:value="45454.5" calcext:value-type="float">
            <text:p>45454.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5076.14" calcext:value-type="float">
            <text:p>5076.14</text:p>
          </table:table-cell>
        </table:table-row>
        <table:table-row table:style-name="ro1">
          <table:table-cell office:value-type="string" calcext:value-type="string">
            <text:p>insert_when_empty</text:p>
          </table:table-cell>
          <table:table-cell office:value-type="string" calcext:value-type="string">
            <text:p>Sharded</text:p>
          </table:table-cell>
          <table:table-cell office:value-type="float" office:value="41666.7" calcext:value-type="float">
            <text:p>41666.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291.85" calcext:value-type="float">
            <text:p>4291.85</text:p>
          </table:table-cell>
        </table:table-row>
        <table:table-row table:style-name="ro1">
          <table:table-cell office:value-type="string" calcext:value-type="string">
            <text:p>insert_when_key_exists</text:p>
          </table:table-cell>
          <table:table-cell office:value-type="string" calcext:value-type="string">
            <text:p>Sharded</text:p>
          </table:table-cell>
          <table:table-cell office:value-type="float" office:value="41666.7" calcext:value-type="float">
            <text:p>41666.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Sharded</text:p>
          </table:table-cell>
          <table:table-cell office:value-type="float" office:value="54.5703" calcext:value-type="float">
            <text:p>54.5703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2.4479" calcext:value-type="float">
            <text:p>12.4479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office:value-type="float" office:value="813.67" calcext:value-type="float">
            <text:p>813.6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4081.63" calcext:value-type="float">
            <text:p>4081.63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office:value-type="float" office:value="852.515" calcext:value-type="float">
            <text:p>852.51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3649.64" calcext:value-type="float">
            <text:p>3649.6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office:value-type="float" office:value="2680.97" calcext:value-type="float">
            <text:p>2680.9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0101" calcext:value-type="float">
            <text:p>1010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Sharded</text:p>
          </table:table-cell>
          <table:table-cell office:value-type="float" office:value="88.4721" calcext:value-type="float">
            <text:p>88.4721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10.278" calcext:value-type="float">
            <text:p>110.278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2" office:value-type="float" office:value="16784.1409035714" calcext:value-type="float">
            <text:p>16784.1409035714</text:p>
          </table:table-cell>
        </table:table-row>
      </table:table>
      <table:table table:name="total_elapsed_time" table:style-name="ta1">
        <table:shapes>
          <draw:frame draw:z-index="0" draw:style-name="gr1" draw:text-style-name="P1" svg:width="1489.95pt" svg:height="667.84pt" svg:x="39.8pt" svg:y="17.32pt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2"/>
        <table:table-column table:style-name="co10" table:default-cell-style-name="ce6"/>
        <table:table-column table:style-name="co10" table:default-cell-style-name="ce10"/>
        <table:table-row table:style-name="ro1">
          <table:table-cell table:style-name="ce1" office:value-type="string" calcext:value-type="string">
            <text:p>operation</text:p>
          </table:table-cell>
          <table:table-cell table:style-name="ce5" office:value-type="string" calcext:value-type="string">
            <text:p>map_type</text:p>
          </table:table-cell>
          <table:table-cell table:style-name="ce9" office:value-type="string" calcext:value-type="string">
            <text:p>Average - total_elapsed_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Shard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Sharded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Shard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rase_existing</text:p>
          </table:table-cell>
          <table:table-cell office:value-type="string" calcext:value-type="string">
            <text:p>Sharded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Sharde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nsert_or_assign_existing</text:p>
          </table:table-cell>
          <table:table-cell office:value-type="string" calcext:value-type="string">
            <text:p>Sharde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insert_or_assign_not_existing</text:p>
          </table:table-cell>
          <table:table-cell office:value-type="string" calcext:value-type="string">
            <text:p>Sharde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insert_when_empty</text:p>
          </table:table-cell>
          <table:table-cell office:value-type="string" calcext:value-type="string">
            <text:p>Shard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insert_when_key_exists</text:p>
          </table:table-cell>
          <table:table-cell office:value-type="string" calcext:value-type="string">
            <text:p>Sharde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Sharded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80335" calcext:value-type="float">
            <text:p>80335</text:p>
          </table:table-cell>
        </table:table-row>
        <table:table-row table:style-name="ro1">
          <table:table-cell office:value-type="string" calcext:value-type="string">
            <text:p>rehash</text:p>
          </table:table-cell>
          <table:table-cell office:value-type="string" calcext:value-type="string">
            <text:p>Sharded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Sharded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harded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Sharded</text:p>
          </table:table-cell>
          <table:table-cell office:value-type="float" office:value="11303" calcext:value-type="float">
            <text:p>11303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Unsharded</text:p>
          </table:table-cell>
          <table:table-cell table:style-name="ce11" office:value-type="float" office:value="9068" calcext:value-type="float">
            <text:p>9068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8"/>
          <table:table-cell table:style-name="ce12" office:value-type="float" office:value="4504.60714285714" calcext:value-type="float">
            <text:p>4504.60714285714</text:p>
          </table:table-cell>
        </table:table-row>
      </table:table>
      <table:named-expressions/>
      <table:data-pilot-tables>
        <table:data-pilot-table table:name="DataPilot1" table:application-data="" table:target-range-address="total_elapsed_time.A1:total_elapsed_time.C30" table:buttons="total_elapsed_time.A1 total_elapsed_time.B1" table:show-filter-button="false" table:drill-down-on-double-click="false">
          <table:source-cell-range table:cell-range-address="benchmark_results.A1:benchmark_results.I6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tion" table:orientation="row" table:used-hierarchy="0" table:function="auto">
            <table:data-pilot-level table:show-empty="false" calcext:repeat-item-labels="false">
              <table:data-pilot-members>
                <table:data-pilot-member table:name="at" table:display="true" table:show-details="true"/>
                <table:data-pilot-member table:name="clear" table:display="true" table:show-details="true"/>
                <table:data-pilot-member table:name="clear_when_empty" table:display="false" table:show-details="true"/>
                <table:data-pilot-member table:name="count" table:display="true" table:show-details="true"/>
                <table:data-pilot-member table:name="data" table:display="false" table:show-details="true"/>
                <table:data-pilot-member table:name="default_constructor" table:display="false" table:show-details="true"/>
                <table:data-pilot-member table:name="empty_when_empty" table:display="false" table:show-details="true"/>
                <table:data-pilot-member table:name="empty_when_not_empty" table:display="false" table:show-details="true"/>
                <table:data-pilot-member table:name="erase_existing" table:display="true" table:show-details="true"/>
                <table:data-pilot-member table:name="erase_not_existing" table:display="false" table:show-details="true"/>
                <table:data-pilot-member table:name="find" table:display="true" table:show-details="true"/>
                <table:data-pilot-member table:name="get_max_load_factor" table:display="false" table:show-details="true"/>
                <table:data-pilot-member table:name="insert_or_assign_existing" table:display="true" table:show-details="true"/>
                <table:data-pilot-member table:name="insert_or_assign_not_existing" table:display="true" table:show-details="true"/>
                <table:data-pilot-member table:name="insert_when_empty" table:display="true" table:show-details="true"/>
                <table:data-pilot-member table:name="insert_when_key_exists" table:display="true" table:show-details="true"/>
                <table:data-pilot-member table:name="load_factor" table:display="false" table:show-details="true"/>
                <table:data-pilot-member table:name="merge" table:display="true" table:show-details="true"/>
                <table:data-pilot-member table:name="merge_with_empty" table:display="false" table:show-details="true"/>
                <table:data-pilot-member table:name="merge_with_empty_internal_map_type" table:display="false" table:show-details="true"/>
                <table:data-pilot-member table:name="merge_with_internal_map_type" table:display="false" table:show-details="true"/>
                <table:data-pilot-member table:name="rehash" table:display="true" table:show-details="true"/>
                <table:data-pilot-member table:name="reserve" table:display="true" table:show-details="true"/>
                <table:data-pilot-member table:name="set_max_load_factor" table:display="false" table:show-details="true"/>
                <table:data-pilot-member table:name="size" table:display="true" table:show-details="true"/>
                <table:data-pilot-member table:name="size_when_empty" table:display="false" table:show-details="true"/>
                <table:data-pilot-member table:name="subscript_operator_existing" table:display="false" table:show-details="true"/>
                <table:data-pilot-member table:name="subscript_operator_not_existing" table:display="false" table:show-details="true"/>
                <table:data-pilot-member table:name="swap" table:display="true" table:show-details="true"/>
                <table:data-pilot-member table:name="swap_with_empty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_type" table:orientation="row" table:used-hierarchy="0" table:function="auto">
            <table:data-pilot-level table:show-empty="false" calcext:repeat-item-labels="false">
              <table:data-pilot-members>
                <table:data-pilot-member table:name="Sharded" table:display="true" table:show-details="true"/>
                <table:data-pilot-member table:name="Unshard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elapsed_ms" table:orientation="data" table:used-hierarchy="0" table:function="average">
            <table:data-pilot-level table:show-empty="false" calcext:repeat-item-labels="false">
              <table:data-pilot-members>
                <table:data-pilot-member table:name="17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77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93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61" table:display="true" table:show-details="true"/>
                <table:data-pilot-member table:name="169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97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33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62" table:display="true" table:show-details="true"/>
                <table:data-pilot-member table:name="274" table:display="true" table:show-details="true"/>
                <table:data-pilot-member table:name="290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412" table:display="true" table:show-details="true"/>
                <table:data-pilot-member table:name="504" table:display="true" table:show-details="true"/>
                <table:data-pilot-member table:name="697" table:display="true" table:show-details="true"/>
                <table:data-pilot-member table:name="747" table:display="true" table:show-details="true"/>
                <table:data-pilot-member table:name="880" table:display="true" table:show-details="true"/>
                <table:data-pilot-member table:name="917" table:display="true" table:show-details="true"/>
                <table:data-pilot-member table:name="997" table:display="true" table:show-details="true"/>
                <table:data-pilot-member table:name="1117" table:display="true" table:show-details="true"/>
                <table:data-pilot-member table:name="1173" table:display="true" table:show-details="true"/>
                <table:data-pilot-member table:name="1229" table:display="true" table:show-details="true"/>
                <table:data-pilot-member table:name="1240" table:display="true" table:show-details="true"/>
                <table:data-pilot-member table:name="4299" table:display="true" table:show-details="true"/>
                <table:data-pilot-member table:name="8061" table:display="true" table:show-details="true"/>
                <table:data-pilot-member table:name="9068" table:display="true" table:show-details="true"/>
                <table:data-pilot-member table:name="11303" table:display="true" table:show-details="true"/>
                <table:data-pilot-member table:name="16213" table:display="true" table:show-details="true"/>
                <table:data-pilot-member table:name="16220" table:display="true" table:show-details="true"/>
                <table:data-pilot-member table:name="18325" table:display="true" table:show-details="true"/>
                <table:data-pilot-member table:name="8033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operations_per_ms.A1:operations_per_ms.C30" table:buttons="operations_per_ms.A1 operations_per_ms.B1" table:show-filter-button="false" table:drill-down-on-double-click="false">
          <table:source-cell-range table:cell-range-address="benchmark_results.A1:benchmark_results.I61"/>
          <table:data-pilot-field table:source-field-name="operation" table:orientation="row" table:used-hierarchy="0" table:function="auto">
            <table:data-pilot-level table:show-empty="false" calcext:repeat-item-labels="false">
              <table:data-pilot-members>
                <table:data-pilot-member table:name="at" table:display="true" table:show-details="true"/>
                <table:data-pilot-member table:name="clear" table:display="true" table:show-details="true"/>
                <table:data-pilot-member table:name="clear_when_empty" table:display="false" table:show-details="true"/>
                <table:data-pilot-member table:name="count" table:display="true" table:show-details="true"/>
                <table:data-pilot-member table:name="data" table:display="false" table:show-details="true"/>
                <table:data-pilot-member table:name="default_constructor" table:display="false" table:show-details="true"/>
                <table:data-pilot-member table:name="empty_when_empty" table:display="false" table:show-details="true"/>
                <table:data-pilot-member table:name="empty_when_not_empty" table:display="false" table:show-details="true"/>
                <table:data-pilot-member table:name="erase_existing" table:display="true" table:show-details="true"/>
                <table:data-pilot-member table:name="erase_not_existing" table:display="false" table:show-details="true"/>
                <table:data-pilot-member table:name="find" table:display="true" table:show-details="true"/>
                <table:data-pilot-member table:name="get_max_load_factor" table:display="false" table:show-details="true"/>
                <table:data-pilot-member table:name="insert_or_assign_existing" table:display="true" table:show-details="true"/>
                <table:data-pilot-member table:name="insert_or_assign_not_existing" table:display="true" table:show-details="true"/>
                <table:data-pilot-member table:name="insert_when_empty" table:display="true" table:show-details="true"/>
                <table:data-pilot-member table:name="insert_when_key_exists" table:display="true" table:show-details="true"/>
                <table:data-pilot-member table:name="load_factor" table:display="false" table:show-details="true"/>
                <table:data-pilot-member table:name="merge" table:display="true" table:show-details="true"/>
                <table:data-pilot-member table:name="merge_with_empty" table:display="false" table:show-details="true"/>
                <table:data-pilot-member table:name="merge_with_empty_internal_map_type" table:display="false" table:show-details="true"/>
                <table:data-pilot-member table:name="merge_with_internal_map_type" table:display="false" table:show-details="true"/>
                <table:data-pilot-member table:name="rehash" table:display="true" table:show-details="true"/>
                <table:data-pilot-member table:name="reserve" table:display="true" table:show-details="true"/>
                <table:data-pilot-member table:name="set_max_load_factor" table:display="false" table:show-details="true"/>
                <table:data-pilot-member table:name="size" table:display="true" table:show-details="true"/>
                <table:data-pilot-member table:name="size_when_empty" table:display="false" table:show-details="true"/>
                <table:data-pilot-member table:name="subscript_operator_existing" table:display="false" table:show-details="true"/>
                <table:data-pilot-member table:name="subscript_operator_not_existing" table:display="false" table:show-details="true"/>
                <table:data-pilot-member table:name="swap" table:display="true" table:show-details="true"/>
                <table:data-pilot-member table:name="swap_with_empty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p_type" table:orientation="row" table:used-hierarchy="0" table:function="auto">
            <table:data-pilot-level table:show-empty="false" calcext:repeat-item-labels="false">
              <table:data-pilot-members>
                <table:data-pilot-member table:name="Sharded" table:display="true" table:show-details="true"/>
                <table:data-pilot-member table:name="Unshard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_operations_per_ms" table:orientation="data" table:used-hierarchy="0" table:function="average">
            <table:data-pilot-level table:show-empty="false" calcext:repeat-item-labels="false">
              <table:data-pilot-members>
                <table:data-pilot-member table:name="12.4479" table:display="true" table:show-details="true"/>
                <table:data-pilot-member table:name="54.5703" table:display="true" table:show-details="true"/>
                <table:data-pilot-member table:name="61.6523" table:display="true" table:show-details="true"/>
                <table:data-pilot-member table:name="61.6789" table:display="true" table:show-details="true"/>
                <table:data-pilot-member table:name="88.4721" table:display="true" table:show-details="true"/>
                <table:data-pilot-member table:name="110.278" table:display="true" table:show-details="true"/>
                <table:data-pilot-member table:name="124.054" table:display="true" table:show-details="true"/>
                <table:data-pilot-member table:name="232.612" table:display="true" table:show-details="true"/>
                <table:data-pilot-member table:name="806.452" table:display="true" table:show-details="true"/>
                <table:data-pilot-member table:name="813.67" table:display="true" table:show-details="true"/>
                <table:data-pilot-member table:name="852.515" table:display="true" table:show-details="true"/>
                <table:data-pilot-member table:name="895.255" table:display="true" table:show-details="true"/>
                <table:data-pilot-member table:name="1003.01" table:display="true" table:show-details="true"/>
                <table:data-pilot-member table:name="1090.51" table:display="true" table:show-details="true"/>
                <table:data-pilot-member table:name="1136.36" table:display="true" table:show-details="true"/>
                <table:data-pilot-member table:name="1338.69" table:display="true" table:show-details="true"/>
                <table:data-pilot-member table:name="1434.72" table:display="true" table:show-details="true"/>
                <table:data-pilot-member table:name="1984.13" table:display="true" table:show-details="true"/>
                <table:data-pilot-member table:name="2427.18" table:display="true" table:show-details="true"/>
                <table:data-pilot-member table:name="2673.8" table:display="true" table:show-details="true"/>
                <table:data-pilot-member table:name="2680.97" table:display="true" table:show-details="true"/>
                <table:data-pilot-member table:name="3448.28" table:display="true" table:show-details="true"/>
                <table:data-pilot-member table:name="3649.64" table:display="true" table:show-details="true"/>
                <table:data-pilot-member table:name="3816.79" table:display="true" table:show-details="true"/>
                <table:data-pilot-member table:name="4000" table:display="true" table:show-details="true"/>
                <table:data-pilot-member table:name="4081.63" table:display="true" table:show-details="true"/>
                <table:data-pilot-member table:name="4132.23" table:display="true" table:show-details="true"/>
                <table:data-pilot-member table:name="4291.85" table:display="true" table:show-details="true"/>
                <table:data-pilot-member table:name="4950.5" table:display="true" table:show-details="true"/>
                <table:data-pilot-member table:name="5000" table:display="true" table:show-details="true"/>
                <table:data-pilot-member table:name="5076.14" table:display="true" table:show-details="true"/>
                <table:data-pilot-member table:name="5464.48" table:display="true" table:show-details="true"/>
                <table:data-pilot-member table:name="5494.51" table:display="true" table:show-details="true"/>
                <table:data-pilot-member table:name="5917.16" table:display="true" table:show-details="true"/>
                <table:data-pilot-member table:name="6211.18" table:display="true" table:show-details="true"/>
                <table:data-pilot-member table:name="8695.65" table:display="true" table:show-details="true"/>
                <table:data-pilot-member table:name="8771.93" table:display="true" table:show-details="true"/>
                <table:data-pilot-member table:name="10101" table:display="true" table:show-details="true"/>
                <table:data-pilot-member table:name="10204.1" table:display="true" table:show-details="true"/>
                <table:data-pilot-member table:name="10752.7" table:display="true" table:show-details="true"/>
                <table:data-pilot-member table:name="11764.7" table:display="true" table:show-details="true"/>
                <table:data-pilot-member table:name="11904.8" table:display="true" table:show-details="true"/>
                <table:data-pilot-member table:name="12987" table:display="true" table:show-details="true"/>
                <table:data-pilot-member table:name="34482.8" table:display="true" table:show-details="true"/>
                <table:data-pilot-member table:name="37037" table:display="true" table:show-details="true"/>
                <table:data-pilot-member table:name="38461.5" table:display="true" table:show-details="true"/>
                <table:data-pilot-member table:name="40000" table:display="true" table:show-details="true"/>
                <table:data-pilot-member table:name="41666.7" table:display="true" table:show-details="true"/>
                <table:data-pilot-member table:name="45454.5" table:display="true" table:show-details="true"/>
                <table:data-pilot-member table:name="47619" table:display="true" table:show-details="true"/>
                <table:data-pilot-member table:name="50000" table:display="true" table:show-details="true"/>
                <table:data-pilot-member table:name="58823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6T17:07:23.761000000</dc:date>
    <meta:editing-duration>PT13M59S</meta:editing-duration>
    <meta:editing-cycles>5</meta:editing-cycles>
    <meta:generator>Trio_Office/6.2.8.2$Windows_x86 LibreOffice_project/</meta:generator>
    <meta:document-statistic meta:table-count="3" meta:cell-count="6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2.563cm" svg:height="23.561cm" xlink:href=".." xlink:type="simple" loext:data-pilot-source="DataPilot1" chart:class="chart:bar" chart:style-name="ch1">
        <chart:title svg:x="21.753cm" svg:y="0.607cm" chart:style-name="ch2">
          <text:p>Sharded vs. Unsharded - Total Elapsed Time</text:p>
        </chart:title>
        <chart:subtitle svg:x="22.758cm" svg:y="1.857cm" chart:style-name="ch3">
          <text:p>1,000,000 Total Operations per Function</text:p>
        </chart:subtitle>
        <chart:plot-area chart:style-name="ch4" table:cell-range-address="PivotChart" chart:data-source-has-labels="column" svg:x="2.062cm" svg:y="3.011cm" svg:width="49.45cm" svg:height="19.179cm">
          <chartooo:coordinate-region svg:x="3.239cm" svg:y="3.011cm" svg:width="48.273cm" svg:height="12.537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title svg:x="0.451cm" svg:y="14.007cm" chart:style-name="ch7">
              <text:p>Elapsed Time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 Sharded</text:p>
                <text:list>
                  <text:list-item>
                    <text:p>at</text:p>
                  </text:list-item>
                  <text:list-item>
                    <text:p>Sharded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7">
                <text:p>17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clear Sharded</text:p>
                <text:list>
                  <text:list-item>
                    <text:p>clea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clea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count Sharded</text:p>
                <text:list>
                  <text:list-item>
                    <text:p>coun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un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erase_existing Sharded</text:p>
                <text:list>
                  <text:list-item>
                    <text:p>erase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erase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find Sharded</text:p>
                <text:list>
                  <text:list-item>
                    <text:p>find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nd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insert_or_assign_existing Sharded</text:p>
                <text:list>
                  <text:list-item>
                    <text:p>insert_or_assign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insert_or_assign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insert_or_assign_not_existing Sharded</text:p>
                <text:list>
                  <text:list-item>
                    <text:p>insert_or_assign_not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insert_or_assign_not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insert_when_empty Sharded</text:p>
                <text:list>
                  <text:list-item>
                    <text:p>insert_when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nsert_when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insert_when_key_exists Sharded</text:p>
                <text:list>
                  <text:list-item>
                    <text:p>insert_when_key_exists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insert_when_key_exists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merge Sharded</text:p>
                <text:list>
                  <text:list-item>
                    <text:p>merg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8325">
                <text:p>18325</text:p>
              </table:table-cell>
            </table:table-row>
            <table:table-row>
              <table:table-cell office:value-type="string">
                <text:p>merg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80335">
                <text:p>80335</text:p>
              </table:table-cell>
            </table:table-row>
            <table:table-row>
              <table:table-cell office:value-type="string">
                <text:p>rehash Sharded</text:p>
                <text:list>
                  <text:list-item>
                    <text:p>rehash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rehash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reserve Sharded</text:p>
                <text:list>
                  <text:list-item>
                    <text:p>reserv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reserv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size Sharded</text:p>
                <text:list>
                  <text:list-item>
                    <text:p>siz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siz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wap Sharded</text:p>
                <text:list>
                  <text:list-item>
                    <text:p>swap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11303">
                <text:p>11303</text:p>
              </table:table-cell>
            </table:table-row>
            <table:table-row>
              <table:table-cell office:value-type="string">
                <text:p>swap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9068">
                <text:p>9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845cm" svg:height="23.668cm" xlink:href=".." xlink:type="simple" loext:data-pilot-source="DataPilot2" chart:class="chart:bar" chart:style-name="ch1">
        <chart:title svg:x="18.844cm" svg:y="0.609cm" chart:style-name="ch2">
          <text:p>Sharded vs. Unsharded - Operations/ms</text:p>
        </chart:title>
        <chart:subtitle svg:x="19.399cm" svg:y="1.861cm" chart:style-name="ch3">
          <text:p>1,000,000 Total Operations per Function</text:p>
        </chart:subtitle>
        <chart:plot-area chart:style-name="ch4" table:cell-range-address="PivotChart" chart:data-source-has-labels="column" svg:x="1.927cm" svg:y="3.017cm" svg:width="43.002cm" svg:height="19.278cm">
          <chartooo:coordinate-region svg:x="3.104cm" svg:y="3.017cm" svg:width="41.825cm" svg:height="12.63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title svg:x="0.451cm" svg:y="15.438cm" chart:style-name="ch7">
              <text:p>Operations Performed per Millisecond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 Sharded</text:p>
                <text:list>
                  <text:list-item>
                    <text:p>at</text:p>
                  </text:list-item>
                  <text:list-item>
                    <text:p>Sharded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58823.5">
                <text:p>58823.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1904.8">
                <text:p>11904.8</text:p>
              </table:table-cell>
            </table:table-row>
            <table:table-row>
              <table:table-cell office:value-type="string">
                <text:p>clear Sharded</text:p>
                <text:list>
                  <text:list-item>
                    <text:p>clear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806.452">
                <text:p>806.452</text:p>
              </table:table-cell>
            </table:table-row>
            <table:table-row>
              <table:table-cell office:value-type="string">
                <text:p>clear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90.51">
                <text:p>1090.51</text:p>
              </table:table-cell>
            </table:table-row>
            <table:table-row>
              <table:table-cell office:value-type="string">
                <text:p>count Sharded</text:p>
                <text:list>
                  <text:list-item>
                    <text:p>count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8823.5">
                <text:p>58823.5</text:p>
              </table:table-cell>
            </table:table-row>
            <table:table-row>
              <table:table-cell office:value-type="string">
                <text:p>count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1904.8">
                <text:p>11904.8</text:p>
              </table:table-cell>
            </table:table-row>
            <table:table-row>
              <table:table-cell office:value-type="string">
                <text:p>erase_existing Sharded</text:p>
                <text:list>
                  <text:list-item>
                    <text:p>erase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7619">
                <text:p>47619</text:p>
              </table:table-cell>
            </table:table-row>
            <table:table-row>
              <table:table-cell office:value-type="string">
                <text:p>erase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494.51">
                <text:p>5494.51</text:p>
              </table:table-cell>
            </table:table-row>
            <table:table-row>
              <table:table-cell office:value-type="string">
                <text:p>find Sharded</text:p>
                <text:list>
                  <text:list-item>
                    <text:p>find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8823.5">
                <text:p>58823.5</text:p>
              </table:table-cell>
            </table:table-row>
            <table:table-row>
              <table:table-cell office:value-type="string">
                <text:p>find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1764.7">
                <text:p>11764.7</text:p>
              </table:table-cell>
            </table:table-row>
            <table:table-row>
              <table:table-cell office:value-type="string">
                <text:p>insert_or_assign_existing Sharded</text:p>
                <text:list>
                  <text:list-item>
                    <text:p>insert_or_assign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34482.8">
                <text:p>34482.8</text:p>
              </table:table-cell>
            </table:table-row>
            <table:table-row>
              <table:table-cell office:value-type="string">
                <text:p>insert_or_assign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3816.79">
                <text:p>3816.79</text:p>
              </table:table-cell>
            </table:table-row>
            <table:table-row>
              <table:table-cell office:value-type="string">
                <text:p>insert_or_assign_not_existing Sharded</text:p>
                <text:list>
                  <text:list-item>
                    <text:p>insert_or_assign_not_existing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5454.5">
                <text:p>45454.5</text:p>
              </table:table-cell>
            </table:table-row>
            <table:table-row>
              <table:table-cell office:value-type="string">
                <text:p>insert_or_assign_not_existing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5076.14">
                <text:p>5076.14</text:p>
              </table:table-cell>
            </table:table-row>
            <table:table-row>
              <table:table-cell office:value-type="string">
                <text:p>insert_when_empty Sharded</text:p>
                <text:list>
                  <text:list-item>
                    <text:p>insert_when_empty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1666.7">
                <text:p>41666.7</text:p>
              </table:table-cell>
            </table:table-row>
            <table:table-row>
              <table:table-cell office:value-type="string">
                <text:p>insert_when_empty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291.85">
                <text:p>4291.85</text:p>
              </table:table-cell>
            </table:table-row>
            <table:table-row>
              <table:table-cell office:value-type="string">
                <text:p>insert_when_key_exists Sharded</text:p>
                <text:list>
                  <text:list-item>
                    <text:p>insert_when_key_exists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41666.7">
                <text:p>41666.7</text:p>
              </table:table-cell>
            </table:table-row>
            <table:table-row>
              <table:table-cell office:value-type="string">
                <text:p>insert_when_key_exists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merge Sharded</text:p>
                <text:list>
                  <text:list-item>
                    <text:p>merg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54.5703">
                <text:p>54.5703</text:p>
              </table:table-cell>
            </table:table-row>
            <table:table-row>
              <table:table-cell office:value-type="string">
                <text:p>merg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2.4479">
                <text:p>12.4479</text:p>
              </table:table-cell>
            </table:table-row>
            <table:table-row>
              <table:table-cell office:value-type="string">
                <text:p>rehash Sharded</text:p>
                <text:list>
                  <text:list-item>
                    <text:p>rehash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813.67">
                <text:p>813.67</text:p>
              </table:table-cell>
            </table:table-row>
            <table:table-row>
              <table:table-cell office:value-type="string">
                <text:p>rehash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4081.63">
                <text:p>4081.63</text:p>
              </table:table-cell>
            </table:table-row>
            <table:table-row>
              <table:table-cell office:value-type="string">
                <text:p>reserve Sharded</text:p>
                <text:list>
                  <text:list-item>
                    <text:p>reserv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852.515">
                <text:p>852.515</text:p>
              </table:table-cell>
            </table:table-row>
            <table:table-row>
              <table:table-cell office:value-type="string">
                <text:p>reserv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3649.64">
                <text:p>3649.64</text:p>
              </table:table-cell>
            </table:table-row>
            <table:table-row>
              <table:table-cell office:value-type="string">
                <text:p>size Sharded</text:p>
                <text:list>
                  <text:list-item>
                    <text:p>size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2680.97">
                <text:p>2680.97</text:p>
              </table:table-cell>
            </table:table-row>
            <table:table-row>
              <table:table-cell office:value-type="string">
                <text:p>size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0101">
                <text:p>10101</text:p>
              </table:table-cell>
            </table:table-row>
            <table:table-row>
              <table:table-cell office:value-type="string">
                <text:p>swap Sharded</text:p>
                <text:list>
                  <text:list-item>
                    <text:p>swap</text:p>
                  </text:list-item>
                  <text:list-item>
                    <text:p>Sharded</text:p>
                  </text:list-item>
                </text:list>
              </table:table-cell>
              <table:table-cell office:value-type="float" office:value="88.4721">
                <text:p>88.4721</text:p>
              </table:table-cell>
            </table:table-row>
            <table:table-row>
              <table:table-cell office:value-type="string">
                <text:p>swap Unsharded</text:p>
                <text:list>
                  <text:list-item>
                    <text:p/>
                  </text:list-item>
                  <text:list-item>
                    <text:p>Unsharded</text:p>
                  </text:list-item>
                </text:list>
              </table:table-cell>
              <table:table-cell office:value-type="float" office:value="110.278">
                <text:p>110.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